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font-name="Times New Roman1" fo:font-size="12pt" fo:language="fr" fo:country="FR" style:font-size-asian="12pt" style:font-name-complex="Tahoma1" style:font-size-complex="12pt"/>
    </style:style>
    <style:style style:name="P4" style:family="paragraph" style:parent-style-name="UrbanBody">
      <style:text-properties fo:font-weight="bold" style:font-weight-asian="bold" style:font-weight-complex="bold"/>
    </style:style>
    <style:style style:name="P5" style:family="paragraph" style:parent-style-name="UrbanBody">
      <style:text-properties style:use-window-font-color="true"/>
    </style:style>
    <style:style style:name="P6" style:family="paragraph" style:parent-style-name="UrbanBody">
      <style:text-properties style:use-window-font-color="true" style:font-name="Times New Roman1" fo:font-size="12pt" style:font-size-asian="12pt" style:font-size-complex="12pt"/>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style:font-name="Times New Roman1" style:font-name-complex="Tahoma1"/>
    </style:style>
    <style:style style:name="T5" style:family="text">
      <style:text-properties style:font-name="Times New Roman1" fo:font-style="normal" fo:font-weight="normal" style:language-asian="fr" style:country-asian="FR" style:font-style-asian="normal" style:font-weight-asian="normal" style:font-name-complex="Arial"/>
    </style:style>
    <style:style style:name="T6" style:family="text">
      <style:text-properties style:font-name="Times New Roman1" fo:font-style="normal" fo:font-weight="normal" style:font-name-asian="Arial" style:language-asian="fr" style:country-asian="FR"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style:font-weight-asian="bold" style:font-name-complex="Tahoma1" style:font-weight-complex="bold"/>
    </style:style>
    <style:style style:name="T9" style:family="text">
      <style:text-properties style:use-window-font-color="true"/>
    </style:style>
    <style:style style:name="T10" style:family="text">
      <style:text-properties style:use-window-font-color="true" style:font-name="Times New Roman1"/>
    </style:style>
    <style:style style:name="T11" style:family="text">
      <style:text-properties style:use-window-font-color="true" style:font-name="Times New Roman1" fo:font-weight="normal" style:font-weight-asian="normal" style:font-weight-complex="normal"/>
    </style:style>
    <style:style style:name="T12" style:family="text">
      <style:text-properties style:use-window-font-color="true" fo:language="zxx" fo:country="none" fo:font-style="normal" style:font-style-asian="normal"/>
    </style:style>
    <style:style style:name="T13" style:family="text">
      <style:text-properties style:text-position="super 58%" style:font-name-complex="Tahoma1"/>
    </style:style>
    <style:style style:name="T14" style:family="text">
      <style:text-properties style:font-name-complex="Tahoma1"/>
    </style:style>
    <style:style style:name="T15" style:family="text">
      <style:text-properties style:text-underline-style="solid" style:text-underline-width="auto" style:text-underline-color="font-color" style:font-name-complex="Tahoma1"/>
    </style:style>
    <style:style style:name="T1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9">do text</text:span></text:p><text:p text:style-name="P9"><text:span text:style-name="T19">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8"><text:span text:style-name="T16">do text if not len(self.getApplicants()) &gt; 1</text:span></text:p><text:p text:style-name="P8"><text:span text:style-name="T17">from xhtml(self.portal_urban.decorateHTML('UrbanBody',self.getNotariesSignaletic(withaddress=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8"><text:span text:style-name="T16">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2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office:annotation><dc:creator>sde </dc:creator><dc:date>2011-07-27T10:02:17</dc:date><text:p text:style-name="P8"><text:span text:style-name="T16">do text</text:span></text:p><text:p text:style-name="P8"><text:span text:style-name="T17">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8"><text:span text:style-name="T21">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8"><text:span text:style-name="T20">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self.getPortionOutsText()</text:text-input></text:p>
      <text:p text:style-name="P4">Correspondant : </text:p>
      <text:p text:style-name="P4"><office:annotation><dc:creator>sde </dc:creator><dc:date>2011-09-28T10:32:43</dc:date><text:p text:style-name="P8"><text:span text:style-name="T19">do text </text:span></text:p><text:p text:style-name="P8"><text:span text:style-name="T19">from xhtml(self.portal_urban.decorateHTML('UrbanBody',self.getFolderManagersSignaletic(withTel=True)))</text:span></text:p></office:annotation></text:p>
      <text:p text:style-name="UrbanBody"/>
      <text:p text:style-name="P2"/>
      <text:p text:style-name="P2">Le Collège,<text:text-input text:description="Champs Notaire-Signalétique (avec adresse)">self.getNotariesSignaletic(withaddress=True)</text:text-input></text:p>
      <text:p text:style-name="P2"/>
      <text:p text:style-name="P2">Vu la demande de <text:text-input text:description="Notaire-Titre">self.getNotariesSignaletic()</text:text-input> concernant la division d’un bien sis <text:span text:style-name="T11"><text:s/></text:span><text:span text:style-name="T11"><text:text-input text:description="Titre du demandeur">self.getWorkLocationSignaletic()</text:text-input></text:span>, cadastré <text:span text:style-name="T11"><text:text-input text:description="Titre du demandeur">self.getPortionOutsText()</text:text-input></text:span> appartenant à <text:span text:style-name="T10"><text:s/></text:span><text:span text:style-name="T12"><text:text-input text:description="Demandeurs">self.getApplicantsSignaletic()</text:text-input></text:span>;</text:p>
      <text:p text:style-name="P2"/>
      <text:p text:style-name="P2">Vu le plan de division dressé par xxx, Ingénieur, Géomètre-expert immobilier ;</text:p>
      <text:p text:style-name="P2"/>
      <text:p text:style-name="P2">Vu le Code de la Démocratie Locale et de la Décentralisation ;</text:p>
      <text:p text:style-name="P2"/>
      <text:p text:style-name="P2">Vu le Code Wallon de l’Aménagement du Territoire, de l’Urbanisme, du Patrimoine et de l’Energie et plus particulièrement la section 3 – Des actes non soumis à permis d’urbanisation : </text:p>
      <text:p text:style-name="P2"/>
      <text:p text:style-name="P2"><text:span text:style-name="T14">§ 1</text:span><text:span text:style-name="T13">er</text:span><text:span text:style-name="T14">. Art. 90). Ne sont pas soumis à permis d’urbanisation :</text:span></text:p>
      <text:p text:style-name="P2">1° les actes de donation ;</text:p>
      <text:p text:style-name="P2">2° les actes involontaires ;</text:p>
      <text:p text:style-name="P2">3° les actes de partage pour sortir d’une indivision successorale, à la condition qu’il n’y ait pas plus de lots que de copartageants ;</text:p>
      <text:p text:style-name="P2">4° la division d’un bien situé entre deux constructions existantes depuis au moins cinq ans, distantes l’une de l’autre de cent mètres maximum et pour autant que ce bien et ces constructions soient <text:soft-page-break/>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3">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2"/>
      <text:p text:style-name="P3">§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2"/>
      <text:p text:style-name="P3">§ 3. (Le collège communal ou le fonctionnaire délégué – Décret du 30 avril 2009, art. 48, 2°) notifient, éventuellement, leurs observations à titre de renseignements. Celles-ci sont </text:p>
      <text:p text:style-name="P3">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2"/>
      <text:p text:style-name="P3">§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2">1° qu’il existe des règles relatives à la péremption des permis d’urbanisme ;</text:p>
      <text:p text:style-name="P2">2° que l’existence d’un certificat d’urbanisme ne dispense pas de demander et d’obtenir le permis d’urbanisme – Décret du 18 juillet 2002, art. 38).</text:p>
      <text:p text:style-name="P2">Les actes sous seing privé et les actes authentiques qui constatent ces opérations contiennent la même déclaration.</text:p>
      <text:p text:style-name="P2"/>
      <text:p text:style-name="P2">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6"/>
      <text:p text:style-name="P6"/>
      <text:p text:style-name="P6"> <text:tab/><text:tab/><text:tab/><text:tab/><text:tab/><text:span text:style-name="T8">DECIDE :</text:span></text:p>
      <text:p text:style-name="P5"><text:span text:style-name="T15"><office:annotation><dc:creator>sde </dc:creator><dc:date>2012-01-30T15:03:37</dc:date><text:p text:style-name="P8"><text:span text:style-name="T18">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6"><text:span text:style-name="T15"><office:annotation><dc:creator>sde </dc:creator><dc:date>2012-01-30T15:03:37</dc:date><text:p text:style-name="P8"><text:span text:style-name="T18">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6"/>
      <text:p text:style-name="P6"><text:span text:style-name="T15">Article 2</text:span><text:span text:style-name="T14"> : <text:tab/>d’envoyer copie de cette délibération à </text:span><text:span text:style-name="T14"><text:text-input text:description="Notaire-Titre">self.getNotariesSignaletic(withaddress=True)</text:text-input></text:span></text:p>
      <text:p text:style-name="P2"><text:soft-page-break/></text:p>
      <text:p text:style-name="P2"/>
      <text:p text:style-name="UrbanBody"><text:span text:style-name="T2"><office:annotation><dc:creator>sde </dc:creator><dc:date>2011-07-27T10:02:32</dc:date><text:p text:style-name="P8"><text:span text:style-name="T16">do text</text:span></text:p><text:p text:style-name="P8"><text:span text:style-name="T17">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1-30T15:36:05</dc:date>
    <dc:creator>sde </dc:creator>
    <meta:editing-duration>PT10H48M49S</meta:editing-duration>
    <meta:editing-cycles>64</meta:editing-cycles>
    <meta:generator>LibreOffice/3.4$Unix LibreOffice_project/340m1$Build-402</meta:generator>
    <meta:document-statistic meta:table-count="1" meta:image-count="0" meta:object-count="0" meta:page-count="3" meta:paragraph-count="44" meta:word-count="846" meta:character-count="5413" meta:non-whitespace-character-count="4605"/>
  </office:meta>
</office:document-meta>
</file>